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752000005770C2680FD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ff0000" draw:marker-start-width="0.05cm" draw:marker-end-width="0.05cm" draw:fill="none" draw:fill-color="#0099ff" draw:textarea-horizontal-align="justify" draw:textarea-vertical-align="middle" draw:auto-grow-height="false" fo:min-height="1.65cm" fo:min-width="5.734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cm" fo:min-width="0cm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text-properties fo:color="#ff0000" fo:font-weight="bold" style:font-weight-asian="bold" style:font-weight-complex="bold"/>
    </style:style>
    <style:style style:name="T1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4.182cm" svg:x="1cm" svg:y="1cm">
          <draw:image xlink:href="Pictures/1000000000000752000005770C2680FD.jpg" xlink:type="simple" xlink:show="embed" xlink:actuate="onLoad">
            <text:p/>
          </draw:image>
        </draw:frame>
        <draw:custom-shape draw:style-name="gr2" draw:text-style-name="P1" draw:layer="layout" svg:width="6.334cm" svg:height="2cm" svg:x="2.666cm" svg:y="2.76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093cm" svg:height="1.162cm" svg:x="3cm" svg:y="1.666cm">
          <draw:text-box>
            <text:p><text:span text:style-name="T1">Ports GPI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9T23:19:57.372566559</meta:creation-date>
    <dc:date>2015-03-09T23:23:33.216830334</dc:date>
    <meta:editing-duration>PT3M35S</meta:editing-duration>
    <meta:editing-cycles>1</meta:editing-cycles>
    <meta:document-statistic meta:object-count="3"/>
    <meta:generator>LibreOffice/4.3.3.2$Linux_x86 LibreOffice_project/430m0$Build-2</meta:generator>
  </office:meta>
</office:document-meta>
</file>